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style:font-name="Calibri" fo:font-weight="bold" officeooo:rsid="000f2357" officeooo:paragraph-rsid="0025cedc" style:font-weight-asian="bold" style:font-weight-complex="bold"/>
    </style:style>
    <style:style style:name="P10" style:family="paragraph" style:parent-style-name="Standard">
      <style:text-properties style:font-name="Calibri" fo:font-weight="bold" officeooo:rsid="000f2357" officeooo:paragraph-rsid="003e92ca" style:font-weight-asian="bold" style:font-weight-complex="bold"/>
    </style:style>
    <style:style style:name="P11" style:family="paragraph" style:parent-style-name="Standard">
      <style:text-properties style:font-name="Calibri" fo:font-weight="bold" officeooo:rsid="00189c1a" officeooo:paragraph-rsid="0025cedc" style:font-weight-asian="bold" style:font-weight-complex="bold"/>
    </style:style>
    <style:style style:name="P12" style:family="paragraph" style:parent-style-name="Standard">
      <style:text-properties style:font-name="Calibri" fo:font-weight="bold" officeooo:rsid="00189c1a" officeooo:paragraph-rsid="003e92ca" style:font-weight-asian="bold" style:font-weight-complex="bold"/>
    </style:style>
    <style:style style:name="P13" style:family="paragraph" style:parent-style-name="Standard">
      <style:text-properties style:font-name="Calibri" fo:font-weight="bold" officeooo:rsid="0019d208" officeooo:paragraph-rsid="0025cedc" style:font-weight-asian="bold" style:font-weight-complex="bold"/>
    </style:style>
    <style:style style:name="P14" style:family="paragraph" style:parent-style-name="Standard">
      <style:text-properties style:font-name="Calibri" fo:font-weight="bold" officeooo:rsid="0019d208" officeooo:paragraph-rsid="0027bc87" style:font-weight-asian="bold" style:font-weight-complex="bold"/>
    </style:style>
    <style:style style:name="P15" style:family="paragraph" style:parent-style-name="Standard">
      <style:text-properties style:font-name="Calibri" fo:font-weight="bold" officeooo:rsid="0019d208" officeooo:paragraph-rsid="003e92ca" style:font-weight-asian="bold" style:font-weight-complex="bold"/>
    </style:style>
    <style:style style:name="P16" style:family="paragraph" style:parent-style-name="Standard">
      <style:text-properties style:font-name="Calibri" fo:font-weight="bold" officeooo:rsid="003e92ca" officeooo:paragraph-rsid="003e92ca" style:font-weight-asian="bold" style:font-weight-complex="bold"/>
    </style:style>
    <style:style style:name="P17" style:family="paragraph" style:parent-style-name="Standard">
      <style:text-properties style:font-name="Calibri" fo:font-weight="normal" officeooo:rsid="00189c1a" officeooo:paragraph-rsid="0025cedc" style:font-weight-asian="normal" style:font-weight-complex="normal"/>
    </style:style>
    <style:style style:name="P18" style:family="paragraph" style:parent-style-name="Standard">
      <style:text-properties style:font-name="Calibri" fo:font-weight="normal" officeooo:rsid="00189c1a" officeooo:paragraph-rsid="003e92ca" style:font-weight-asian="normal" style:font-weight-complex="normal"/>
    </style:style>
    <style:style style:name="P19" style:family="paragraph" style:parent-style-name="Standard">
      <style:text-properties style:font-name="Calibri" fo:font-weight="normal" officeooo:rsid="0019d208" officeooo:paragraph-rsid="0025cedc" style:font-weight-asian="normal" style:font-weight-complex="normal"/>
    </style:style>
    <style:style style:name="P20" style:family="paragraph" style:parent-style-name="Standard">
      <style:text-properties style:font-name="Calibri" fo:font-weight="normal" officeooo:rsid="0019d208" officeooo:paragraph-rsid="003e92ca" style:font-weight-asian="normal" style:font-weight-complex="normal"/>
    </style:style>
    <style:style style:name="P21" style:family="paragraph" style:parent-style-name="Standard">
      <style:text-properties style:font-name="Calibri" fo:font-weight="normal" officeooo:rsid="003e6ea7" officeooo:paragraph-rsid="003e6ea7" style:font-weight-asian="normal" style:font-weight-complex="normal"/>
    </style:style>
    <style:style style:name="P22" style:family="paragraph" style:parent-style-name="Standard">
      <style:text-properties style:font-name="Calibri" fo:font-weight="normal" officeooo:rsid="003e6ea7" officeooo:paragraph-rsid="003e92ca" style:font-weight-asian="normal" style:font-weight-complex="normal"/>
    </style:style>
    <style:style style:name="P23" style:family="paragraph" style:parent-style-name="Standard">
      <style:text-properties style:font-name="Calibri" fo:font-weight="normal" officeooo:rsid="003e92ca" officeooo:paragraph-rsid="003e92ca" style:font-weight-asian="normal" style:font-weight-complex="normal"/>
    </style:style>
    <style:style style:name="P24" style:family="paragraph" style:parent-style-name="Text_20_body">
      <style:text-properties style:font-name="Calibri"/>
    </style:style>
    <style:style style:name="P25" style:family="paragraph" style:parent-style-name="Text_20_body">
      <style:text-properties style:font-name="Calibri" fo:font-weight="normal" officeooo:rsid="0019d208" officeooo:paragraph-rsid="0025cedc" style:font-weight-asian="normal" style:font-weight-complex="normal"/>
    </style:style>
    <style:style style:name="P26" style:family="paragraph" style:parent-style-name="Text_20_body">
      <style:text-properties style:font-name="Calibri" fo:font-weight="normal" officeooo:rsid="0019d208" officeooo:paragraph-rsid="003e92ca" style:font-weight-asian="normal" style:font-weight-complex="normal"/>
    </style:style>
    <style:style style:name="P27" style:family="paragraph" style:parent-style-name="Text_20_body">
      <style:paragraph-properties fo:line-height="100%"/>
      <style:text-properties style:font-name="Calibri"/>
    </style:style>
    <style:style style:name="P28" style:family="paragraph" style:parent-style-name="Text_20_body">
      <style:text-properties style:font-name="Calibri" officeooo:paragraph-rsid="003e92ca"/>
    </style:style>
    <style:style style:name="P29" style:family="paragraph" style:parent-style-name="Text_20_body">
      <style:paragraph-properties fo:line-height="100%" fo:text-align="center" style:justify-single-word="false" fo:padding="0.0291in" fo:border-left="none" fo:border-right="none" fo:border-top="none" fo:border-bottom="0.99pt solid #000000" style:join-border="false"/>
      <style:text-properties style:font-name="Calibri" fo:font-size="16pt" fo:font-weight="bold" officeooo:rsid="00400743" officeooo:paragraph-rsid="00400743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Calibri" style:text-underline-style="none" fo:font-weight="normal" officeooo:rsid="003e92ca" officeooo:paragraph-rsid="003e92ca" style:font-weight-asian="normal" style:font-weight-complex="normal"/>
    </style:style>
    <style:style style:name="P31" style:family="paragraph" style:parent-style-name="Standard">
      <style:text-properties style:font-name="Calibri" fo:font-weight="normal" officeooo:rsid="0019d208" officeooo:paragraph-rsid="00417940" style:font-weight-asian="normal" style:font-weight-complex="normal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d344f" style:font-weight-asian="normal" style:font-weight-complex="normal"/>
    </style:style>
    <style:style style:name="T11" style:family="text">
      <style:text-properties fo:font-weight="normal" officeooo:rsid="003e92ca" style:font-weight-asian="normal" style:font-weight-complex="normal"/>
    </style:style>
    <style:style style:name="T12" style:family="text">
      <style:text-properties fo:font-weight="normal" officeooo:rsid="0041794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3d344f"/>
    </style:style>
    <style:style style:name="T15" style:family="text">
      <style:text-properties style:text-underline-style="solid" style:text-underline-width="auto" style:text-underline-color="font-color" officeooo:rsid="003e92ca"/>
    </style:style>
    <style:style style:name="T16" style:family="text">
      <style:text-properties style:text-underline-style="solid" style:text-underline-width="auto" style:text-underline-color="font-color" officeooo:rsid="00417940"/>
    </style:style>
    <style:style style:name="T17" style:family="text">
      <style:text-properties officeooo:rsid="003e6ea7"/>
    </style:style>
    <style:style style:name="T18" style:family="text">
      <style:text-properties officeooo:rsid="00417940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wendungsfälle</text:p>
      <text:p text:style-name="P27"/>
      <text:p text:style-name="P24"><text:span text:style-name="T13">Titel</text:span>: <text:span text:style-name="T14">Veranstaltung anmeld</text:span><text:span text:style-name="T15">en</text:span><text:span text:style-name="T14"> </text:span><text:span text:style-name="T16">[</text:span><text:span text:style-name="T14">AF-1</text:span><text:span text:style-name="T16">]</text:span></text:p>
      <text:p text:style-name="P9">Akteur: <text:span text:style-name="T10">Studierender</text:span></text:p>
      <text:p text:style-name="P9"/>
      <text:p text:style-name="P9">Ziel: <text:span text:style-name="T10">Studierende/r ist verbindlich für Teilnahme an Veranstaltung eing</text:span><text:span text:style-name="T11">e</text:span><text:span text:style-name="T10">tragen.</text:span></text:p>
      <text:p text:style-name="P9"/>
      <text:p text:style-name="P10">Auslöser: </text:p>
      <text:p text:style-name="P10"><text:span text:style-name="T10">Anmeld</text:span><text:span text:style-name="T11">e</text:span><text:span text:style-name="T10">zeitraum für Veranstaltungen hat begonnen.</text:span></text:p>
      <text:p text:style-name="P16"><text:span text:style-name="T10">S</text:span><text:span text:style-name="T9">tudierende/r möchte sich für Teilnahme an Veranstaltungen anmelden</text:span></text:p>
      <text:p text:style-name="P9"/>
      <text:p text:style-name="P9">Vorbedingung: </text:p>
      <text:p text:style-name="P21">Studierende/r ist dem System bekannt und <text:span text:style-name="T8">eingeloggt.</text:span></text:p>
      <text:p text:style-name="P9"/>
      <text:p text:style-name="P9">Nachbedingung: </text:p>
      <text:p text:style-name="P21">Anmeldungen sind im System gespeichert.</text:p>
      <text:p text:style-name="P9"/>
      <text:p text:style-name="P9">Erfolgsszenario:</text:p>
      <text:p text:style-name="P17">1. <text:span text:style-name="T17">Studierende/r ruft die Übersicht der verfügbaren Veranstaltungen auf.</text:span></text:p>
      <text:p text:style-name="P21">2. System findet Veranstaltungen für die sich der Studierende anmelden darf und zeigt sie an.</text:p>
      <text:p text:style-name="P21">3. Studierende/r wählt einen oder mehrere Veranstaltungen zur Anmeldung aus und bestätigt Eingabe.</text:p>
      <text:p text:style-name="P21">4. System speichert Auswahl und zeigt Übersicht der angemeldeten Veranstaltungen an.</text:p>
      <text:p text:style-name="P17"/>
      <text:p text:style-name="P11">Fehlerfälle:</text:p>
      <text:p text:style-name="P25">3a. Falls <text:span text:style-name="T17">der Studierende/r keine Veranstaltungen gewählt hat und dennoch bestätigt hat, wird direkt auf die Übersichtsseite weitergeleitet.</text:span></text:p>
      <text:p text:style-name="P14">Häufigkeit: </text:p>
      <text:p text:style-name="P31"><text:span text:style-name="T17">Pro Studierende/r mehrmals am Tag</text:span>.</text:p>
      <text:p text:style-name="P13"/>
      <text:p text:style-name="P13">Anforderungen:<text:span text:style-name="T9"> </text:span></text:p>
      <text:p text:style-name="P19">A1. <text:span text:style-name="T17">Anzeige der verfügbaren Veranstaltungen darf pro Student höchstens fünf Sekunden betragen</text:span>.</text:p>
      <text:p text:style-name="P19">A2. <text:span text:style-name="T8">Speicherung der Auswahl und Rückkehr zur Übersicht darf pro Student höchsten fünf Sekunden betrage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8"><text:span text:style-name="T13">Titel</text:span>: <text:span text:style-name="T14">Veranstaltung a</text:span><text:span text:style-name="T15">b</text:span><text:span text:style-name="T14">meld</text:span><text:span text:style-name="T15">en</text:span><text:span text:style-name="T14"> </text:span><text:span text:style-name="T16">[</text:span><text:span text:style-name="T14">AF-</text:span><text:span text:style-name="T15">2</text:span><text:span text:style-name="T16">]</text:span></text:p>
      <text:p text:style-name="P10">Akteur: <text:span text:style-name="T10">Studierender</text:span></text:p>
      <text:p text:style-name="P10"/>
      <text:p text:style-name="P10">Ziel: <text:span text:style-name="T10">Studierender ist für Teilnahme an </text:span><text:span text:style-name="T12">bereits angemeldeter </text:span><text:span text:style-name="T10">Veranstaltungen </text:span><text:span text:style-name="T11">abgemeldet.</text:span></text:p>
      <text:p text:style-name="P10"/>
      <text:p text:style-name="P10">Auslöser: </text:p>
      <text:p text:style-name="P10"><text:span text:style-name="T10">Anmeld</text:span><text:span text:style-name="T11">e</text:span><text:span text:style-name="T10">zeitraum für Veranstaltungen hat begonnen.</text:span></text:p>
      <text:p text:style-name="P16"><text:span text:style-name="T10">S</text:span><text:span text:style-name="T9">tudierende/r möchte Anmeldung an Veranstaltung widerrufen.</text:span></text:p>
      <text:p text:style-name="P10"/>
      <text:p text:style-name="P10">Vorbedingung: </text:p>
      <text:p text:style-name="P22">Studierende/r ist dem System bekannt und <text:span text:style-name="T8">eingeloggt</text:span>.</text:p>
      <text:p text:style-name="P23">Studierende/r ist zu Veranstaltungen angemeldet.</text:p>
      <text:p text:style-name="P10"/>
      <text:p text:style-name="P10">Nachbedingung: </text:p>
      <text:p text:style-name="P22">Anmeldungen sind <text:span text:style-name="T8">aus dem</text:span> System ge<text:span text:style-name="T8">löscht</text:span>.</text:p>
      <text:p text:style-name="P10"/>
      <text:p text:style-name="P10">Erfolgsszenario:</text:p>
      <text:p text:style-name="P18">1. <text:span text:style-name="T17">Studierende/r ruft die Übersicht der angemeldeten Veranstaltungen auf.</text:span></text:p>
      <text:p text:style-name="P22">2. System findet Veranstaltungen für die sich Studierende/<text:span text:style-name="T18">r</text:span> an<text:span text:style-name="T8">ge</text:span>melde<text:span text:style-name="T8">t hat </text:span>zeigt sie an.</text:p>
      <text:p text:style-name="P22">3. Studierende/r wählt eine oder mehrere Veranstaltungen zur A<text:span text:style-name="T8">b</text:span>meldung aus und bestätigt <text:span text:style-name="T8">Auswahl</text:span>.</text:p>
      <text:p text:style-name="P22">4. System <text:span text:style-name="T8">löscht</text:span> Auswahl <text:span text:style-name="T8">aus der Liste der angemeldeten Veranstaltungen und zeigt aktuelle</text:span> Übersicht der angemeldeten Veranstaltungen an.</text:p>
      <text:p text:style-name="P18"/>
      <text:p text:style-name="P12">Fehlerfälle:</text:p>
      <text:p text:style-name="P26">3a. Falls <text:span text:style-name="T17">Studierende/r keine Veranstaltungen gewählt hat und dennoch bestätigt hat, wird direkt auf die Übersichtsseite weitergeleitet.</text:span></text:p>
      <text:p text:style-name="P15">Häufigkeit: </text:p>
      <text:p text:style-name="P31"><text:span text:style-name="T17">Pro Studierende/r potentiell mehrmals am Tag</text:span>.</text:p>
      <text:p text:style-name="P15"/>
      <text:p text:style-name="P15">Anforderungen:<text:span text:style-name="T9"> </text:span></text:p>
      <text:p text:style-name="P20">A1. <text:span text:style-name="T17">Anzeige der angemeldeten Veranstaltungen darf pro Student höchstens fünf Sekunden betragen</text:span>.</text:p>
      <text:p text:style-name="P30">A2. Löschung der Auswahl und Rückkehr zur Übersicht darf pro Student höchsten fünf Sekunden betr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93in" fo:margin-left="0in" fo:margin-right="0in" fo:margin-bottom="0.0398in" fo:border-top="none" fo:border-bottom="0.06pt solid #dddddd" fo:border-left="none" fo:border-right="none" fo:padding="0.0193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0.4862in" svg:height="0.4862in" draw:z-index="1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Anwendungsfälle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0-27T15:30:47.695000000</dc:date>
    <meta:editing-duration>PT4H7M6S</meta:editing-duration>
    <meta:editing-cycles>29</meta:editing-cycles>
    <meta:generator>LibreOffice/4.4.5.2$Windows_x86 LibreOffice_project/a22f674fd25a3b6f45bdebf25400ed2adff0ff99</meta:generator>
    <meta:document-statistic meta:table-count="0" meta:image-count="1" meta:object-count="0" meta:page-count="2" meta:paragraph-count="53" meta:word-count="314" meta:character-count="2529" meta:non-whitespace-character-count="2235"/>
  </office:meta>
</office:document-meta>
</file>